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Charter" svg:font-family="'Bitstream Charter'"/>
    <style:font-face style:name="Lohit Hindi1" svg:font-family="'Lohit Hindi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Bitstream Charter" svg:font-family="'Bitstream Charter'"/>
    <style:font-face style:name="Lohit Hindi1" svg:font-family="'Lohit Hindi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Charter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Charter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Charter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Charter"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go Maia Vieira</meta:initial-creator>
    <meta:creation-date>2010-12-13T19:47:02</meta:creation-date>
    <meta:document-statistic meta:table-count="0" meta:image-count="0" meta:object-count="0" meta:page-count="1" meta:paragraph-count="0" meta:word-count="0" meta:character-count="0"/>
    <meta:generator>OpenOffice.org/3.2$Linux OpenOffice.org_project/320m19$Build-9505</meta:generator>
  </office:meta>
</office:document-meta>
</file>